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.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6" table:default-cell-style-name="ce1"/>
        <table:table-row table:style-name="ro1">
          <table:table-cell office:value-type="string">
            <text:p>Ground Tiles</text:p>
          </table:table-cell>
          <table:table-cell office:value-type="string">
            <text:p>North (z+)</text:p>
          </table:table-cell>
          <table:table-cell office:value-type="string">
            <text:p>North East</text:p>
          </table:table-cell>
          <table:table-cell office:value-type="string">
            <text:p>South East</text:p>
          </table:table-cell>
          <table:table-cell office:value-type="string">
            <text:p>South</text:p>
          </table:table-cell>
          <table:table-cell office:value-type="string">
            <text:p>South West</text:p>
          </table:table-cell>
          <table:table-cell office:value-type="string">
            <text:p>North West</text:p>
          </table:table-cell>
        </table:table-row>
        <table:table-row table:style-name="ro1">
          <table:table-cell office:value-type="string">
            <text:p>City 01</text:p>
          </table:table-cell>
          <table:table-cell office:value-type="string">
            <text:p>City02</text:p>
          </table:table-cell>
          <table:table-cell office:value-type="string">
            <text:p>City03</text:p>
          </table:table-cell>
          <table:table-cell office:value-type="string">
            <text:p>City04</text:p>
          </table:table-cell>
          <table:table-cell table:number-columns-repeated="3" office:value-type="string">
            <text:p>Ocean</text:p>
          </table:table-cell>
        </table:table-row>
        <table:table-row table:style-name="ro1">
          <table:table-cell office:value-type="string">
            <text:p>City 02</text:p>
          </table:table-cell>
          <table:table-cell office:value-type="string">
            <text:p>Shore</text:p>
          </table:table-cell>
          <table:table-cell office:value-type="string">
            <text:p>City05</text:p>
          </table:table-cell>
          <table:table-cell office:value-type="string">
            <text:p>City03</text:p>
          </table:table-cell>
          <table:table-cell office:value-type="string">
            <text:p>City01</text:p>
          </table:table-cell>
          <table:table-cell table:number-columns-repeated="2" office:value-type="string">
            <text:p>Ocean</text:p>
          </table:table-cell>
        </table:table-row>
        <table:table-row table:style-name="ro1">
          <table:table-cell office:value-type="string">
            <text:p>City 03</text:p>
          </table:table-cell>
          <table:table-cell office:value-type="string">
            <text:p>City05</text:p>
          </table:table-cell>
          <table:table-cell office:value-type="string">
            <text:p>City06</text:p>
          </table:table-cell>
          <table:table-cell office:value-type="string">
            <text:p>City07</text:p>
          </table:table-cell>
          <table:table-cell office:value-type="string">
            <text:p>City03</text:p>
          </table:table-cell>
          <table:table-cell office:value-type="string">
            <text:p>City01</text:p>
          </table:table-cell>
          <table:table-cell office:value-type="string">
            <text:p>City02</text:p>
          </table:table-cell>
        </table:table-row>
        <table:table-row table:style-name="ro1">
          <table:table-cell office:value-type="string">
            <text:p>City 04</text:p>
          </table:table-cell>
          <table:table-cell office:value-type="string">
            <text:p>City03</text:p>
          </table:table-cell>
          <table:table-cell office:value-type="string">
            <text:p>City07</text:p>
          </table:table-cell>
          <table:table-cell table:number-columns-repeated="3" office:value-type="string">
            <text:p>Ocean</text:p>
          </table:table-cell>
          <table:table-cell office:value-type="string">
            <text:p>City01</text:p>
          </table:table-cell>
        </table:table-row>
        <table:table-row table:style-name="ro1">
          <table:table-cell office:value-type="string">
            <text:p>City 05</text:p>
          </table:table-cell>
          <table:table-cell table:number-columns-repeated="2" office:value-type="string">
            <text:p>Grass</text:p>
          </table:table-cell>
          <table:table-cell office:value-type="string">
            <text:p>City06</text:p>
          </table:table-cell>
          <table:table-cell office:value-type="string">
            <text:p>City03</text:p>
          </table:table-cell>
          <table:table-cell office:value-type="string">
            <text:p>City02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string">
            <text:p>City 06</text:p>
          </table:table-cell>
          <table:table-cell table:number-columns-repeated="3" office:value-type="string">
            <text:p>Grass</text:p>
          </table:table-cell>
          <table:table-cell office:value-type="string">
            <text:p>City07</text:p>
          </table:table-cell>
          <table:table-cell office:value-type="string">
            <text:p>City03</text:p>
          </table:table-cell>
          <table:table-cell office:value-type="string">
            <text:p>City05</text:p>
          </table:table-cell>
        </table:table-row>
        <table:table-row table:style-name="ro1">
          <table:table-cell office:value-type="string">
            <text:p>City 07</text:p>
          </table:table-cell>
          <table:table-cell office:value-type="string">
            <text:p>City06</text:p>
          </table:table-cell>
          <table:table-cell office:value-type="string">
            <text:p>Grass</text:p>
          </table:table-cell>
          <table:table-cell office:value-type="string">
            <text:p>Shore</text:p>
          </table:table-cell>
          <table:table-cell office:value-type="string">
            <text:p>Ocean</text:p>
          </table:table-cell>
          <table:table-cell office:value-type="string">
            <text:p>City04</text:p>
          </table:table-cell>
          <table:table-cell office:value-type="string">
            <text:p>City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 office:value-type="string">
            <text:p>Grass</text:p>
          </table:table-cell>
        </table:table-row>
        <table:table-row table:style-name="ro1">
          <table:table-cell table:number-columns-repeated="7" office:value-type="string">
            <text:p>Ocea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hore G0O4</text:p>
          </table:table-cell>
          <table:table-cell table:number-columns-repeated="2" office:value-type="string">
            <text:p>Shore</text:p>
          </table:table-cell>
          <table:table-cell table:number-columns-repeated="4" office:value-type="string">
            <text:p>Ocean</text:p>
          </table:table-cell>
        </table:table-row>
        <table:table-row table:style-name="ro1">
          <table:table-cell office:value-type="string">
            <text:p>Shore G1O3</text:p>
          </table:table-cell>
          <table:table-cell office:value-type="string">
            <text:p>Shore</text:p>
          </table:table-cell>
          <table:table-cell office:value-type="string">
            <text:p>Grass</text:p>
          </table:table-cell>
          <table:table-cell office:value-type="string">
            <text:p>Shore</text:p>
          </table:table-cell>
          <table:table-cell table:number-columns-repeated="3" office:value-type="string">
            <text:p>Ocean</text:p>
          </table:table-cell>
        </table:table-row>
        <table:table-row table:style-name="ro1">
          <table:table-cell office:value-type="string">
            <text:p>Shore G2O2</text:p>
          </table:table-cell>
          <table:table-cell office:value-type="string">
            <text:p>Shore</text:p>
          </table:table-cell>
          <table:table-cell table:number-columns-repeated="2" office:value-type="string">
            <text:p>Grass</text:p>
          </table:table-cell>
          <table:table-cell office:value-type="string">
            <text:p>Shore</text:p>
          </table:table-cell>
          <table:table-cell table:number-columns-repeated="2" office:value-type="string">
            <text:p>Ocean</text:p>
          </table:table-cell>
        </table:table-row>
        <table:table-row table:style-name="ro1">
          <table:table-cell office:value-type="string">
            <text:p>Shore G3O1</text:p>
          </table:table-cell>
          <table:table-cell office:value-type="string">
            <text:p>Shore</text:p>
          </table:table-cell>
          <table:table-cell table:number-columns-repeated="3" office:value-type="string">
            <text:p>Grass</text:p>
          </table:table-cell>
          <table:table-cell office:value-type="string">
            <text:p>Shore</text:p>
          </table:table-cell>
          <table:table-cell office:value-type="string">
            <text:p>Ocean</text:p>
          </table:table-cell>
        </table:table-row>
        <table:table-row table:style-name="ro1">
          <table:table-cell office:value-type="string">
            <text:p>Shore G4O0</text:p>
          </table:table-cell>
          <table:table-cell office:value-type="string">
            <text:p>Shore</text:p>
          </table:table-cell>
          <table:table-cell table:number-columns-repeated="4" office:value-type="string">
            <text:p>Grass</text:p>
          </table:table-cell>
          <table:table-cell office:value-type="string">
            <text:p>Shore</text:p>
          </table:table-cell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5/21/2015</text:date>, <text:time>15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2S</meta:editing-duration>
    <meta:editing-cycles>3</meta:editing-cycles>
    <meta:generator>OpenOffice/4.0.1$Win32 OpenOffice.org_project/401m5$Build-9714</meta:generator>
    <dc:date>2015-05-21T15:10:33.61</dc:date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